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a26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paragraph-properties fo:text-align="start" style:justify-single-word="false"/>
    </style:style>
    <style:style style:name="P8"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0a1f71" style:font-size-asian="10.5pt" style:font-weight-asian="normal" style:font-size-complex="12pt" style:font-weight-complex="normal"/>
    </style:style>
    <style:style style:name="P11" style:family="paragraph" style:parent-style-name="Standard" style:list-style-name="L4">
      <style:paragraph-properties fo:text-align="start" style:justify-single-word="false"/>
      <style:text-properties fo:font-size="12pt" fo:font-weight="normal" officeooo:rsid="0008c1d5" officeooo:paragraph-rsid="0008c1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8c1d5" officeooo:paragraph-rsid="0008c1d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paragraph-rsid="000a1f71" style:font-size-asian="10.5pt" style:font-weight-asian="bold" style:font-size-complex="12pt" style:font-weight-complex="bold"/>
    </style:style>
    <style:style style:name="P14" style:family="paragraph" style:parent-style-name="Standard" style:list-style-name="L4">
      <style:paragraph-properties fo:text-align="start" style:justify-single-word="false"/>
      <style:text-properties fo:font-weight="normal" style:font-weight-asian="normal" style:font-weight-complex="normal"/>
    </style:style>
    <style:style style:name="P15" style:family="paragraph" style:parent-style-name="Standard">
      <style:paragraph-properties fo:text-align="start" style:justify-single-word="false"/>
      <style:text-properties style:text-position="0% 100%" fo:font-size="12pt" fo:font-weight="normal" officeooo:paragraph-rsid="000a1f71"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bold" style:font-size-asian="10.5pt" style:font-weight-asian="bold" style:font-size-complex="12pt" style:font-weight-complex="bold"/>
    </style:style>
    <style:style style:name="T3" style:family="text">
      <style:text-properties fo:font-size="12pt" style:font-size-asian="10.5pt" style:font-size-complex="12pt"/>
    </style:style>
    <style:style style:name="T4" style:family="text">
      <style:text-properties officeooo:rsid="000a1f71"/>
    </style:style>
    <style:style style:name="T5" style:family="text">
      <style:text-properties style:text-position="sub 58%" officeooo:rsid="000a1f71"/>
    </style:style>
    <style:style style:name="T6" style:family="text">
      <style:text-properties style:text-position="0% 100%" officeooo:rsid="000a1f71"/>
    </style:style>
    <style:style style:name="T7" style:family="text">
      <style:text-properties style:text-position="super 58%" officeooo:rsid="000a1f71"/>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mutations and Combinations</text:p>
      <text:p text:style-name="Standard"/>
      <text:list xml:id="list21151086651" text:style-name="L1">
        <text:list-item>
          <text:p text:style-name="P5">The Rules of Sum and Product</text:p>
        </text:list-item>
        <text:list-item>
          <text:p text:style-name="P5">Permutations</text:p>
          <text:list>
            <text:list-item>
              <text:p text:style-name="P5">Factorial</text:p>
            </text:list-item>
            <text:list-item>
              <text:p text:style-name="P5">Permutation: Notation and Formula</text:p>
            </text:list-item>
            <text:list-item>
              <text:p text:style-name="P5">Permutations with repetition(License plate)</text:p>
            </text:list-item>
            <text:list-item>
              <text:p text:style-name="P5">Permutations with non-distinct objects(BALL)</text:p>
            </text:list-item>
            <text:list-item>
              <text:p text:style-name="P5">Staircase Problems</text:p>
            </text:list-item>
            <text:list-item>
              <text:p text:style-name="P5">Combinatoral proof - Definition</text:p>
            </text:list-item>
            <text:list-item>
              <text:p text:style-name="P5">Circular permutations</text:p>
            </text:list-item>
            <text:list-item>
              <text:p text:style-name="P5">Overcounting examples</text:p>
              <text:list>
                <text:list-item>
                  <text:p text:style-name="P5">Exercise 1.2 – 10, 17</text:p>
                </text:list-item>
                <text:list-item>
                  <text:p text:style-name="P5">Supplementary exercises - 4</text:p>
                </text:list-item>
              </text:list>
            </text:list-item>
          </text:list>
        </text:list-item>
        <text:list-item>
          <text:p text:style-name="P5">Combinations</text:p>
          <text:list>
            <text:list-item>
              <text:p text:style-name="P5">Notation and formula</text:p>
            </text:list-item>
            <text:list-item>
              <text:p text:style-name="P5">Derivation from counting no. of permutaions</text:p>
            </text:list-item>
            <text:list-item>
              <text:p text:style-name="P5">Overcounting</text:p>
            </text:list-item>
            <text:list-item>
              <text:p text:style-name="P5">C(n,r) = C(n, n-r)</text:p>
            </text:list-item>
            <text:list-item>
              <text:p text:style-name="P5">Binomial theorem</text:p>
              <text:list>
                <text:list-item>
                  <text:p text:style-name="P5">Co-efficient of a particular term</text:p>
                </text:list-item>
                <text:list-item>
                  <text:p text:style-name="P5">Co-efficient of a particular term of a multinomial theorem</text:p>
                </text:list-item>
                <text:list-item>
                  <text:p text:style-name="P5">Finding the number of terms in a multinomial equation</text:p>
                </text:list-item>
              </text:list>
            </text:list-item>
          </text:list>
        </text:list-item>
        <text:list-item>
          <text:p text:style-name="P5">Combinations with Repetition</text:p>
          <text:list>
            <text:list-item>
              <text:p text:style-name="P5">Formula</text:p>
            </text:list-item>
            <text:list-item>
              <text:p text:style-name="P5">Finding no. of roots of an equation</text:p>
            </text:list-item>
            <text:list-item>
              <text:p text:style-name="P5">Equivalence of no. Of roots of an equation, distributions of identical objects among distinct containers, combinations with repetition</text:p>
            </text:list-item>
            <text:list-item>
              <text:p text:style-name="P5">The distinguishing factor between two distributions of identical objects is the number of objects in each container, i.e Distribution 1 might have 2, 4 and 5 objects in containers A, B and C. Distribution 2 might have 0, 4, 7 objects in the same containers</text:p>
            </text:list-item>
            <text:list-item>
              <text:p text:style-name="P5">The distinguishing factor between two distributions of distinct objects is the number and type of objects in each container.</text:p>
            </text:list-item>
            <text:list-item>
              <text:p text:style-name="P5">The number of distributions of distinct objects in distinct containers is the number of permutations of those objects among those containers.</text:p>
            </text:list-item>
            <text:list-item>
              <text:p text:style-name="P5">Finding no. of roots of an inequality equation</text:p>
            </text:list-item>
            <text:list-item>
              <text:p text:style-name="P5">Determining no. of compositions of a number</text:p>
              <text:list>
                <text:list-item>
                  <text:p text:style-name="P5">Determining no. of compositions of a number whose summands must be a multiple of some number</text:p>
                </text:list-item>
              </text:list>
            </text:list-item>
            <text:list-item>
              <text:p text:style-name="P5">Determining No. of times a for loop of the below form is executed</text:p>
              <text:list>
                <text:list-header>
                  <text:p text:style-name="P5">for i = 1 to n do</text:p>
                  <text:list>
                    <text:list-header>
                      <text:p text:style-name="P5">for j = 1 to n do</text:p>
                    </text:list-header>
                  </text:list>
                </text:list-header>
              </text:list>
            </text:list-item>
            <text:list-item>
              <text:p text:style-name="P5">Determining no. of runs</text:p>
            </text:list-item>
          </text:list>
        </text:list-item>
      </text:list>
      <text:p text:style-name="Standard"/>
      <text:p text:style-name="Standard">Supplementary Exercises - Insights</text:p>
      <text:list xml:id="list939793744" text:style-name="L2">
        <text:list-item>
          <text:p text:style-name="P6">4 Points on the circumference of a circle form a pair of intersecting chords and 1 point of intersection. Number of points of intersection formed is the number of ways a given 'n' number of points can be selected on the circumfernce of a circle – Problem 3</text:p>
        </text:list-item>
        <text:list-item>
          <text:p text:style-name="P6">'n' digit numbers which have digits in increasing sequence are also numbers which are made up of distinct digits. The number of such numbers is equivalent to the number of ways one can pick 'n' distinct digits. The same applies to 'n' digit numbers which have digits in a decreasing sequence - Problem 15</text:p>
        </text:list-item>
        <text:list-item>
          <text:p text:style-name="P6"><text:soft-page-break/>More than one flag can be flown on a flagpole – Problem 5</text:p>
        </text:list-item>
        <text:list-item>
          <text:p text:style-name="P6">If the number of occurances in a 'run' of an event is given the problem of finding out the number of runs <text:s/>simplifies to a the number of selection of the runs of the given event. Not described properly</text:p>
        </text:list-item>
        <text:list-item>
          <text:p text:style-name="P6">Solving problem where number of repitions are limited or specified – Problem 13(iii)</text:p>
        </text:list-item>
      </text:list>
      <text:p text:style-name="Standard"/>
      <text:p text:style-name="Standard"/>
      <text:p text:style-name="P4">Permutations</text:p>
      <text:list xml:id="list1866052419" text:style-name="L3">
        <text:list-item>
          <text:p text:style-name="P7"><text:span text:style-name="T1">Permutation is a count of linear </text:span><text:span text:style-name="T2">arrangement</text:span><text:span text:style-name="T1"> of objects</text:span></text:p>
        </text:list-item>
        <text:list-item>
          <text:p text:style-name="P8">In an arrangement order matters</text:p>
        </text:list-item>
        <text:list-item>
          <text:p text:style-name="P8">Circular permutations – Two arrangements are the same if one of them can be obtained from the other through rotation. </text:p>
        </text:list-item>
      </text:list>
      <text:p text:style-name="P2"/>
      <text:p text:style-name="P4">Combinations</text:p>
      <text:list xml:id="list1227224366" text:style-name="L4">
        <text:list-item>
          <text:p text:style-name="P14"><text:span text:style-name="T3">Combination is a count of the number of ways of </text:span><text:span text:style-name="T2">selecting</text:span><text:span text:style-name="T3"> objects</text:span></text:p>
        </text:list-item>
        <text:list-item>
          <text:p text:style-name="P9">The number of ways of selecting r objects out of n distinct objects is the same as arranging r objects out of n distinct objects, except that in selecting objects order does not matter.</text:p>
        </text:list-item>
        <text:list-item>
          <text:p text:style-name="P14"><text:span text:style-name="T3">Thus the </text:span><text:span text:style-name="T3"><draw:frame draw:style-name="fr1" draw:name="Object1" text:anchor-type="as-char" svg:width="5.9819in" svg:height="0.2937in" draw:z-index="0"><draw:object xlink:href="./Object 1" xlink:type="simple" xlink:show="embed" xlink:actuate="onLoad"/><draw:image xlink:href="./ObjectReplacements/Object 1" xlink:type="simple" xlink:show="embed" xlink:actuate="onLoad"/><svg:desc>formula</svg:desc></draw:frame></text:span></text:p>
        </text:list-item>
        <text:list-item>
          <text:p text:style-name="P9">Example : Number of ways of selecting 4 letters out of 26 = Number of ways of arranging 4 letters out of 26 / Number of arrangements which are equivalent to each other when seen as selections(4!)</text:p>
        </text:list-item>
        <text:list-item>
          <text:p text:style-name="P11"><draw:frame draw:style-name="fr1" draw:name="Object2" text:anchor-type="as-char" svg:width="0.6925in" svg:height="0.2327in" draw:z-index="1"><draw:object xlink:href="./Object 2" xlink:type="simple" xlink:show="embed" xlink:actuate="onLoad"/><draw:image xlink:href="./ObjectReplacements/Object 2" xlink:type="simple" xlink:show="embed" xlink:actuate="onLoad"/></draw:frame></text:p>
        </text:list-item>
        <text:list-item>
          <text:p text:style-name="P11"><draw:frame draw:style-name="fr1" draw:name="Object3" text:anchor-type="as-char" svg:width="1.0098in" svg:height="0.4484in" draw:z-index="2"><draw:object xlink:href="./Object 3" xlink:type="simple" xlink:show="embed" xlink:actuate="onLoad"/><draw:image xlink:href="./ObjectReplacements/Object 3" xlink:type="simple" xlink:show="embed" xlink:actuate="onLoad"/></draw:frame></text:p>
        </text:list-item>
      </text:list>
      <text:p text:style-name="P12"/>
      <text:p text:style-name="P3"/>
      <text:p text:style-name="P13"><text:span text:style-name="T4">Number of divisors of a positive integer</text:span></text:p>
      <text:p text:style-name="P10"><text:span text:style-name="T4">Consider 500.</text:span></text:p>
      <text:p text:style-name="P10"><text:span text:style-name="T4">500 = 2 * 2 * 5 * 5 * 5 = 2</text:span><text:span text:style-name="T7">2</text:span><text:span text:style-name="T6"> * 5</text:span><text:span text:style-name="T7">3</text:span></text:p>
      <text:p text:style-name="P15"><text:span text:style-name="T4">Number of divisors of 500 = (2 + 1)(3 + 1) = 12</text:span></text:p>
      <text:p text:style-name="P10"><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5M36S</meta:editing-duration>
    <meta:editing-cycles>23</meta:editing-cycles>
    <meta:generator>LibreOffice/3.6$Linux_x86 LibreOffice_project/360m1$Build-2</meta:generator>
    <dc:date>2012-12-10T23:31:45</dc:date>
    <dc:creator>Kempa </dc:creator>
    <meta:document-statistic meta:table-count="0" meta:image-count="0" meta:object-count="3" meta:page-count="2" meta:paragraph-count="57" meta:word-count="634" meta:character-count="3470" meta:non-whitespace-character-count="2932"/>
    <meta:user-defined meta:name="Info 1"/>
    <meta:user-defined meta:name="Info 2"/>
    <meta:user-defined meta:name="Info 3"/>
    <meta:user-defined meta:name="Info 4"/>
  </office:meta>
</office:document-meta>
</file>

<file path=Object 1/content.xml><?xml version="1.0" encoding="utf-8"?>
<math xmlns="http://www.w3.org/1998/Math/MathML">
  <semantics>
    <mrow>
      <mrow>
        <mtext># of ways of selecting r objects out of n</mtext>
        <mo stretchy="false">=</mo>
        <mfrac>
          <mrow>
            <mtext># of ways of arranging r objects out of n distinct ones</mtext>
          </mrow>
          <mrow>
            <mtext># of arrangments which are equivalent to each other when seen as selections</mtext>
          </mrow>
        </mfrac>
      </mrow>
    </mrow>
    <annotation encoding="StarMath 5.0">"# of ways of selecting r objects out of n" = {"# of ways of arranging r objects out of n distinct ones"} over {"# of arrangments which are equivalent to each other when seen as selections"} </annotation>
  </semantics>
</math>
</file>

<file path=Object 2/content.xml><?xml version="1.0" encoding="utf-8"?>
<math xmlns="http://www.w3.org/1998/Math/MathML">
  <semantics>
    <mrow>
      <mrow>
        <msubsup>
          <mi>C</mi>
          <mi>r</mi>
          <mi>n</mi>
        </msubsup>
        <mo stretchy="false">=</mo>
        <msubsup>
          <mi>C</mi>
          <mrow>
            <mrow>
              <mi>n</mi>
              <mo stretchy="false">−</mo>
              <mi>r</mi>
            </mrow>
          </mrow>
          <mi>n</mi>
        </msubsup>
      </mrow>
    </mrow>
    <annotation encoding="StarMath 5.0">C^n_r = C^n_{n-r}</annotation>
  </semantics>
</math>
</file>

<file path=Object 3/content.xml><?xml version="1.0" encoding="utf-8"?>
<math xmlns="http://www.w3.org/1998/Math/MathML">
  <semantics>
    <mrow>
      <mrow>
        <mrow>
          <munderover>
            <mo stretchy="false">∑</mo>
            <mrow>
              <mi>k</mi>
              <mo stretchy="false">=</mo>
              <mi>i</mi>
            </mrow>
            <mi>j</mi>
          </munderover>
          <msubsup>
            <mi>C</mi>
            <mi>k</mi>
            <mi>n</mi>
          </msubsup>
        </mrow>
        <mo stretchy="false">=</mo>
        <mrow>
          <munderover>
            <mo stretchy="false">∑</mo>
            <mrow>
              <mi>k</mi>
              <mo stretchy="false">=</mo>
              <mn>0</mn>
            </mrow>
            <mrow>
              <mi>i</mi>
              <mi>–</mi>
              <mi>j</mi>
            </mrow>
          </munderover>
          <msubsup>
            <mi>C</mi>
            <mi>k</mi>
            <mi>n</mi>
          </msubsup>
        </mrow>
      </mrow>
    </mrow>
    <annotation encoding="StarMath 5.0">sum from k = i to j C^n_k = sum from k = 0 to {i – j}  C^n_k</annotation>
  </semantics>
</math>
</file>